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T4" style:parent-style-name="DefaultParagraphFont" style:family="text">
      <style:text-properties style:font-name-complex="Calibri"/>
    </style:style>
    <style:style style:name="T5" style:parent-style-name="DefaultParagraphFont" style:family="text">
      <style:text-properties style:font-name-complex="Calibri"/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</office:automatic-styles>
  <office:body>
    <office:text text:use-soft-page-breaks="true">
      <text:p text:style-name="P1">Lecture – 2</text:p>
      <text:p text:style-name="Normal">Which of the following is NOT true?</text:p>
      <text:p text:style-name="Normal">Options</text:p>
      <text:list text:style-name="LFO1" text:continue-numbering="true">
        <text:list-item>
          <text:p text:style-name="P2">Harris detector is invariant to image scale</text:p>
        </text:list-item>
        <text:list-item>
          <text:p text:style-name="P3">The<text:s/>derivative of Gaussian filter is dependent on ‘<text:span text:style-name="T4">σ’</text:span><text:s/>and thus to make the response ‘scale invariant’ it is multiplied by ‘<text:span text:style-name="T5">σ</text:span>’.</text:p>
        </text:list-item>
        <text:list-item>
          <text:p text:style-name="P6">Smoothing of an image helps in detecting edges better.</text:p>
        </text:list-item>
        <text:list-item>
          <text:p text:style-name="P7">Harris detector is partially invariant to image intensity change.</text:p>
        </text:list-item>
      </text:list>
      <text:p text:style-name="Normal"/>
      <text:p text:style-name="Normal">Answer:</text:p>
      <text:p text:style-name="Normal">Option a</text:p>
      <text:p text:style-name="Normal">Harris detector is not invariant to image scal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esh Konatala</meta:initial-creator>
    <dc:creator>Ramesh Konatala</dc:creator>
    <meta:creation-date>2018-03-21T09:32:00Z</meta:creation-date>
    <dc:date>2018-03-21T09:33:00Z</dc:date>
    <meta:template xlink:href="Normal" xlink:type="simple"/>
    <meta:editing-cycles>1</meta:editing-cycles>
    <meta:editing-duration>PT60S</meta:editing-duration>
    <meta:document-statistic meta:page-count="1" meta:paragraph-count="1" meta:word-count="62" meta:character-count="415" meta:row-count="2" meta:non-whitespace-character-count="354"/>
  </office:meta>
</office:document-meta>
</file>